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as_od == line.as_os&quot;&gt;">&lt;when test="line.as_od == line.as_os"&gt;</text:text-input></text:p>
      <text:p text:style-name="P10">ODG : <text:text-input text:description="&lt;line.as_od&gt;">a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soft-page-break/><text:text-input text:description=""/><text:text-input text:description="&lt;when test=&quot;line.ps_od == line.ps_os&quot;&gt;">&lt;when test="line.ps_od == line.ps_os"&gt;</text:text-input></text:p>
      <text:p text:style-name="P10">ODG : <text:text-input text:description="&lt;line.ps_od&gt;">p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10T15:08:38</dc:date>
    <meta:editing-duration>P1DT1H42M21S</meta:editing-duration>
    <meta:editing-cycles>181</meta:editing-cycles>
    <dc:creator>L. FRANCOIS</dc:creator>
    <meta:document-statistic meta:table-count="3" meta:image-count="0" meta:object-count="0" meta:page-count="3" meta:paragraph-count="123" meta:word-count="389" meta:character-count="3719" meta:non-whitespace-character-count="3448"/>
  </office:meta>
</office:document-meta>
</file>